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1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1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1.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5cm" svg:x="8.501cm" svg:y="2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8.469cm" svg:y="2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802cm" svg:y="2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77cm" svg:y="2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cm" svg:height="0.5cm" svg:x="11.102cm" svg:y="2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1.07cm" svg:y="2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2.403cm" svg:y="2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5cm" svg:height="0.5cm" svg:x="12.371cm" svg:y="2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3.703cm" svg:y="2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3.671cm" svg:y="2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5cm" svg:height="0.5cm" svg:x="15.004cm" svg:y="2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4.972cm" svg:y="24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53cm" svg:height="1.673cm" svg:x="15.6cm" svg:y="23.2cm">
          <draw:text-box>
            <text:p>1</text:p>
            <text:p>2</text:p>
          </draw:text-box>
        </draw:frame>
        <draw:connector draw:style-name="gr3" draw:text-style-name="P3" draw:layer="layout" svg:x1="15.254cm" svg:y1="23.304cm" svg:x2="15.213cm" svg:y2="18.653cm" draw:start-shape="id1" draw:start-glue-point="4" svg:d="M15254 23304v-2576h-41v-2075" svg:viewBox="0 0 42 4652">
          <text:p/>
        </draw:connector>
        <draw:custom-shape draw:style-name="gr4" draw:text-style-name="P1" xml:id="id5" draw:id="id5" draw:layer="layout" svg:width="1cm" svg:height="0.8cm" svg:x="8.3cm" svg:y="17.3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5" draw:text-style-name="P1" xml:id="id4" draw:id="id4" draw:layer="layout" svg:width="0.5cm" svg:height="2cm" svg:x="9.7cm" svg:y="1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0.5cm" svg:height="2cm" svg:x="13.2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2.871cm" svg:y1="24.582cm" svg:x2="13.45cm" svg:y2="21.2cm" draw:start-shape="id2" draw:start-glue-point="10" draw:end-shape="id3" draw:end-glue-point="2" svg:d="M12871 24582h579v-3382" svg:viewBox="0 0 580 3383">
          <text:p/>
        </draw:connector>
        <draw:connector draw:style-name="gr3" draw:text-style-name="P3" draw:layer="layout" svg:x1="9.95cm" svg:y1="21.2cm" svg:x2="13.46cm" svg:y2="21.795cm" draw:start-shape="id4" draw:start-glue-point="2" svg:d="M9950 21200v548h3510v47" svg:viewBox="0 0 3511 596">
          <text:p/>
        </draw:connector>
        <draw:connector draw:style-name="gr3" draw:text-style-name="P3" xml:id="id7" draw:id="id7" draw:layer="layout" svg:x1="13.45cm" svg:y1="19.2cm" svg:x2="14.254cm" svg:y2="18.686cm" draw:start-shape="id3" draw:start-glue-point="0" svg:d="M13450 19200v-507h804v-7" svg:viewBox="0 0 805 515">
          <text:p/>
        </draw:connector>
        <draw:line draw:style-name="gr6" draw:text-style-name="P1" draw:layer="layout" svg:x1="14.2cm" svg:y1="18.7cm" svg:x2="15.2cm" svg:y2="18.1cm">
          <text:p/>
        </draw:line>
        <draw:connector draw:style-name="gr3" draw:text-style-name="P3" draw:layer="layout" svg:x1="9.95cm" svg:y1="19.2cm" svg:x2="9.3cm" svg:y2="17.7cm" draw:start-shape="id4" draw:start-glue-point="0" draw:end-shape="id5" draw:end-glue-point="7" svg:d="M9950 19200v-1500h-650" svg:viewBox="0 0 651 1501">
          <text:p/>
        </draw:connector>
        <draw:connector draw:style-name="gr3" draw:text-style-name="P3" draw:layer="layout" draw:line-skew="0.515cm" svg:x1="11.352cm" svg:y1="23.302cm" svg:x2="13.852cm" svg:y2="18.693cm" draw:start-shape="id6" draw:start-glue-point="4" draw:end-shape="id7" draw:end-glue-point="0" svg:d="M11352 23302v-4602h2500v-7" svg:viewBox="0 0 2501 4610">
          <text:p/>
        </draw:connector>
        <draw:frame draw:style-name="gr7" draw:text-style-name="P2" draw:layer="layout" svg:width="0.853cm" svg:height="2.384cm" svg:x="10.103cm" svg:y="19.003cm">
          <draw:text-box>
            <text:p>3</text:p>
            <text:p>3</text:p>
            <text:p>0</text:p>
          </draw:text-box>
        </draw:frame>
        <draw:frame draw:style-name="gr8" draw:text-style-name="P2" draw:layer="layout" svg:width="1.522cm" svg:height="0.962cm" svg:x="13.7cm" svg:y="19.7cm">
          <draw:text-box>
            <text:p>10k</text:p>
          </draw:text-box>
        </draw:frame>
        <draw:frame draw:style-name="gr9" draw:text-style-name="P2" draw:layer="layout" svg:width="9.172cm" svg:height="3.806cm" svg:x="6.291cm" svg:y="13.438cm">
          <draw:text-box>
            <text:p>LED (low-current)</text:p>
            <text:p>forward Current: 25 mA </text:p>
            <text:p>reverse Voltage: 5 V </text:p>
            <text:p>operating Voltage max. 2.20 V </text:p>
            <text:p>normal current: 2 mA </text:p>
          </draw:text-box>
        </draw:frame>
        <draw:frame draw:style-name="gr10" draw:text-style-name="P2" draw:layer="layout" svg:width="3.812cm" svg:height="0.962cm" svg:x="15.7cm" svg:y="17.446cm">
          <draw:text-box>
            <text:p>push button</text:p>
          </draw:text-box>
        </draw:frame>
        <draw:custom-shape draw:style-name="gr1" draw:text-style-name="P1" draw:layer="layout" svg:width="0.5cm" svg:height="0.5cm" svg:x="5.601cm" svg:y="2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5.569cm" svg:y="2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67cm" svg:height="1.3cm" svg:x="6.4cm" svg:y="22.9cm">
          <draw:text-box>
            <text:p>…...</text:p>
          </draw:text-box>
        </draw:frame>
        <draw:frame draw:style-name="gr11" draw:text-style-name="P2" draw:layer="layout" svg:width="1.67cm" svg:height="1.3cm" svg:x="6.4cm" svg:y="23.9cm">
          <draw:text-box>
            <text:p>…...</text:p>
          </draw:text-box>
        </draw:frame>
        <draw:connector draw:style-name="gr3" draw:text-style-name="P3" draw:layer="layout" svg:x1="8.755cm" svg:y1="23.305cm" svg:x2="8.8cm" svg:y2="18.1cm" draw:end-shape="id5" draw:end-glue-point="6" svg:d="M8755 23305v-2351h45v-2854" svg:viewBox="0 0 46 5206">
          <text:p/>
        </draw:connector>
        <draw:frame draw:style-name="gr2" draw:text-style-name="P2" draw:layer="layout" svg:width="1.205cm" svg:height="1.673cm" svg:x="4.301cm" svg:y="23.201cm">
          <draw:text-box>
            <text:p>39</text:p>
            <text:p>40</text:p>
          </draw:text-box>
        </draw:frame>
        <draw:frame draw:style-name="gr10" draw:text-style-name="P2" draw:layer="layout" svg:width="3.986cm" svg:height="3.806cm" svg:x="16.361cm" svg:y="19.696cm">
          <draw:text-box>
            <text:p><text:s/>1: 3.3 V </text:p>
            <text:p><text:s/>6: Ground</text:p>
            <text:p><text:s/>7: GPIO 4</text:p>
            <text:p>11: GPIO 17</text:p>
            <text:p/>
          </draw:text-box>
        </draw:frame>
        <draw:frame draw:style-name="gr12" draw:text-style-name="P2" draw:layer="layout" svg:width="9.549cm" svg:height="2.384cm" svg:x="5.523cm" svg:y="8.6cm">
          <draw:text-box>
            <text:p>hcxdumptool <text:s/>/ hcxpioff options: </text:p>
            <text:p>--gpio_button=4</text:p>
            <text:p>--gpio_statusled=1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11:13:18.093535458</meta:creation-date>
    <dc:date>2019-03-28T08:42:10.303703577</dc:date>
    <meta:editing-duration>PT26M34S</meta:editing-duration>
    <meta:editing-cycles>4</meta:editing-cycles>
    <meta:generator>LibreOffice/6.2.2.2$Linux_X86_64 LibreOffice_project/20$Build-2</meta:generator>
    <meta:document-statistic meta:object-count="35"/>
  </office:meta>
</office:document-meta>
</file>